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lan Gyalai</meta:initial-creator>
    <meta:creation-date>2010-07-21T14:15:39</meta:creation-date>
    <dc:date>2010-07-23T08:26:43.43</dc:date>
    <dc:creator>Milan Gyalai</dc:creator>
    <meta:editing-duration>PT00H12M27S</meta:editing-duration>
    <meta:editing-cycles>2</meta:editing-cycles>
    <meta:generator>OpenOffice.org/3.2$Win32 OpenOffice.org_project/320m18$Build-9502</meta:generator>
    <dc:description>Hu de szar bassza meg.</dc:description>
    <meta:keyword>test tika</meta:keyword>
    <dc:subject>Tesztelem a tikat</dc:subject>
    <dc:title>Test</dc:title>
    <meta:document-statistic meta:table-count="0" meta:image-count="0" meta:object-count="0" meta:page-count="1" meta:paragraph-count="1" meta:word-count="2" meta:character-count="8"/>
  </office:meta>
</office:document-meta>
</file>